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2.15 programming exercises</text:p>
      <text:p text:style-name="Standard"/>
      <text:p text:style-name="Standard">write psuedocode to find average of three fixed numbers (10, 100, and 1000)</text:p>
      <text:p text:style-name="Standard">and print the results</text:p>
      <text:p text:style-name="Standard"/>
      <text:p text:style-name="Standard">assign each value to int</text:p>
      <text:p text:style-name="Standard"/>
      <text:p text:style-name="Standard">a=10, b=100, c=1000</text:p>
      <text:p text:style-name="Standard"/>
      <text:p text:style-name="Standard">find the sum of the 3 numbers</text:p>
      <text:p text:style-name="Standard"/>
      <text:p text:style-name="Standard">print a+b+c=1110</text:p>
      <text:p text:style-name="Standard"/>
      <text:p text:style-name="Standard">find the average by dividing total by the three integers</text:p>
      <text:p text:style-name="Standard"/>
      <text:p text:style-name="Standard">print 1110/3 = 370</text:p>
      <text:p text:style-name="Standard"/>
      <text:p text:style-name="Standard"/>
      <text:p text:style-name="Standard">Assume you take three different exams during the term. Write the pseudocode solution that prompts you to enter the score for each of your three different exams, calculate the sum then the average of those scores and print the final total and average to the screen</text:p>
      <text:p text:style-name="Standard"/>
      <text:p text:style-name="Standard">Assign variable values of exams</text:p>
      <text:p text:style-name="Standard"/>
      <text:p text:style-name="Standard">MATH = 95</text:p>
      <text:p text:style-name="Standard"/>
      <text:p text:style-name="Standard">ENG = 73</text:p>
      <text:p text:style-name="Standard"/>
      <text:p text:style-name="Standard">HISTORY = 99</text:p>
      <text:p text:style-name="Standard"/>
      <text:p text:style-name="Standard">find the sum</text:p>
      <text:p text:style-name="Standard"/>
      <text:p text:style-name="Standard">print MATH+ENG+HISTORY = 267</text:p>
      <text:p text:style-name="Standard"/>
      <text:p text:style-name="Standard">find the average</text:p>
      <text:p text:style-name="Standard"/>
      <text:p text:style-name="Standard">267/3 subjects = 89</text:p>
      <text:p text:style-name="Standard"/>
      <text:p text:style-name="Standard">average grade = 89</text:p>
      <text:p text:style-name="Standard"/>
      <text:p text:style-name="Standard">print average overall grade</text:p>
      <text:p text:style-name="Standard"/>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9T19:10:42.45</meta:creation-date>
    <meta:document-statistic meta:table-count="0" meta:image-count="0" meta:object-count="0" meta:page-count="1" meta:paragraph-count="21" meta:word-count="135" meta:character-count="732"/>
    <dc:date>2020-01-29T19:29:41.81</dc:date>
    <meta:editing-duration>PT3M29S</meta:editing-duration>
    <meta:editing-cycles>1</meta:editing-cycles>
    <meta:generator>OpenOffice/4.1.5$Win32 OpenOffice.org_project/415m1$Build-9789</meta:generator>
  </office:meta>
</office:document-meta>
</file>